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ingdings" style:font-name-asian="Wingdings" style:font-name-complex="Wingdings"/>
    </style:style>
    <style:style style:name="T3" style:parent-style-name="DefaultParagraphFont" style:family="text">
      <style:text-properties style:font-name="Wingdings" style:font-name-asian="Wingdings" style:font-name-complex="Wingdings"/>
    </style:style>
    <style:style style:name="P4" style:parent-style-name="ListParagraph" style:list-style-name="LFO1" style:family="paragraph"/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Mettre risk avc mitigation , et sans<text:s/><text:span text:style-name="T2"></text:span><text:s/>comparer</text:p>
      <text:p text:style-name="Normal"/>
      <text:p text:style-name="Normal">Recommande miro<text:s/></text:p>
      <text:p text:style-name="Normal"/>
      <text:p text:style-name="Normal">Contexte :<text:s/></text:p>
      <text:p text:style-name="Normal">Client<text:s/><text:span text:style-name="T3"></text:span><text:s/>l’enac labo architecture physique</text:p>
      <text:p text:style-name="Normal"/>
      <text:p text:style-name="Normal"/>
      <text:p text:style-name="Normal">Graph message</text:p>
      <text:list text:style-name="LFO1" text:continue-numbering="true">
        <text:list-item>
          <text:p text:style-name="P4">Donne bus push des donnes toutes les x seconds</text:p>
        </text:list-item>
      </text:list>
      <text:p text:style-name="Normal"/>
      <text:p text:style-name="Normal">Functional side lit les donnes et simule le futur</text:p>
      <text:list text:style-name="LFO1" text:continue-numbering="true">
        <text:list-item>
          <text:p text:style-name="P5">Bus will be in feu rouge in 10 secs</text:p>
        </text:list-item>
        <text:list-item>
          <text:p text:style-name="P6">-message est envoye dans le message broker</text:p>
        </text:list-item>
        <text:list-item>
          <text:p text:style-name="P7">Feu va se mettre en vert dans 10 sec pour<text:s/></text:p>
        </text:list-item>
      </text:list>
      <text:p text:style-name="Normal"/>
      <text:p text:style-name="Normal"/>
      <text:p text:style-name="P8">Business net -&gt; front end,<text:s/>visualization</text:p>
      <text:p text:style-name="P9"/>
      <text:p text:style-name="P10">Rdf always in<text:s/></text:p>
      <text:p text:style-name="P11"/>
      <text:p text:style-name="P12">Protocol signal<text:s/></text:p>
      <text:p text:style-name="P13"/>
      <text:p text:style-name="P14"/>
      <text:p text:style-name="Normal"><text:span text:style-name="T15">Envoy proxy in service mes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sta Da Quinta Joao</meta:initial-creator>
    <dc:creator>Costa Da Quinta Joao</dc:creator>
    <meta:creation-date>2023-03-06T09:23:00Z</meta:creation-date>
    <dc:date>2023-03-06T10:51:00Z</dc:date>
    <meta:template xlink:href="Normal" xlink:type="simple"/>
    <meta:editing-cycles>1</meta:editing-cycles>
    <meta:editing-duration>PT4200S</meta:editing-duration>
    <meta:document-statistic meta:page-count="1" meta:paragraph-count="1" meta:word-count="71" meta:character-count="464" meta:row-count="3" meta:non-whitespace-character-count="394"/>
  </office:meta>
</office:document-meta>
</file>